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" svg:font-family="'Liberation Sans Narrow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pt"/>
    </style:style>
    <style:style style:name="co2" style:family="table-column">
      <style:table-column-properties fo:break-before="auto" style:column-width="51.9pt"/>
    </style:style>
    <style:style style:name="co3" style:family="table-column">
      <style:table-column-properties fo:break-before="auto" style:column-width="35.01pt"/>
    </style:style>
    <style:style style:name="co4" style:family="table-column">
      <style:table-column-properties fo:break-before="auto" style:column-width="27.5pt"/>
    </style:style>
    <style:style style:name="co5" style:family="table-column">
      <style:table-column-properties fo:break-before="auto" style:column-width="29.99pt"/>
    </style:style>
    <style:style style:name="co6" style:family="table-column">
      <style:table-column-properties fo:break-before="auto" style:column-width="38.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 Narrow" style:font-name-complex="Liberation Sans Narrow"/>
    </style:style>
    <style:style style:name="ce2" style:family="table-cell" style:parent-style-name="Default" style:data-style-name="N2">
      <style:text-properties style:font-name="Liberation Sans Narrow" style:font-name-complex="Liberation Sans Narrow"/>
    </style:style>
  </office:automatic-styles>
  <office:body>
    <office:spreadsheet>
      <table:calculation-settings table:automatic-find-labels="false"/>
      <table:table table:name="Hunter et al, 2018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row table:style-name="ro1">
          <table:table-cell table:style-name="ce1" office:value-type="string" calcext:value-type="string">
            <text:p>// Data from Hunter et al., 2019, Table 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// ﻿Quartz deformation across interlayered monomineralic and polymineralic rocks: A comparative analy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// e1, e2, e3 = normalized eigenvalues of quartz C-axis orientation tenso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// Position = meters above ﻿base of Deoban dolomi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// M = monomineralic, P = polyminerali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// Domain numbers were assigned using relative position (see Fig. 1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Default"/>
          <table:table-cell office:value-type="string" calcext:value-type="string">
            <text:p>Position (m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ation</text:p>
          </table:table-cell>
          <table:table-cell table:style-name="Default" office:value-type="string" calcext:value-type="string">
            <text:p>Weigh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omain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-76</text:p>
          </table:table-cell>
          <table:table-cell office:value-type="float" office:value="258.31" calcext:value-type="float">
            <text:p>258.31</text:p>
          </table:table-cell>
          <table:table-cell office:value-type="float" office:value="350" calcext:value-type="float">
            <text:p>350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27" calcext:value-type="float">
            <text:p>0.27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-43 </text:p>
          </table:table-cell>
          <table:table-cell office:value-type="float" office:value="918.78" calcext:value-type="float">
            <text:p>918.78</text:p>
          </table:table-cell>
          <table:table-cell office:value-type="float" office:value="348" calcext:value-type="float">
            <text:p>348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12" calcext:value-type="float">
            <text:p>0.1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-2</text:p>
          </table:table-cell>
          <table:table-cell office:value-type="float" office:value="951.12" calcext:value-type="float">
            <text:p>951.12</text:p>
          </table:table-cell>
          <table:table-cell office:value-type="float" office:value="342" calcext:value-type="float">
            <text:p>342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0.1" calcext:value-type="float">
            <text:p>0.1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-44</text:p>
          </table:table-cell>
          <table:table-cell office:value-type="float" office:value="1175.82" calcext:value-type="float">
            <text:p>1175.82</text:p>
          </table:table-cell>
          <table:table-cell office:value-type="float" office:value="343" calcext:value-type="float">
            <text:p>343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0.15" calcext:value-type="float">
            <text:p>0.15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-45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402" calcext:value-type="float">
            <text:p>402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0.06" calcext:value-type="float">
            <text:p>0.06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-6-1</text:p>
          </table:table-cell>
          <table:table-cell office:value-type="float" office:value="2868.47" calcext:value-type="float">
            <text:p>2868.47</text:p>
          </table:table-cell>
          <table:table-cell office:value-type="float" office:value="416" calcext:value-type="float">
            <text:p>416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0.08" calcext:value-type="float">
            <text:p>0.08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-84-6</text:p>
          </table:table-cell>
          <table:table-cell office:value-type="float" office:value="2963.81" calcext:value-type="float">
            <text:p>2963.81</text:p>
          </table:table-cell>
          <table:table-cell office:value-type="float" office:value="313" calcext:value-type="float">
            <text:p>313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06" calcext:value-type="float">
            <text:p>0.06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-86</text:p>
          </table:table-cell>
          <table:table-cell office:value-type="float" office:value="3801.98" calcext:value-type="float">
            <text:p>3801.98</text:p>
          </table:table-cell>
          <table:table-cell office:value-type="float" office:value="307" calcext:value-type="float">
            <text:p>307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0.1" calcext:value-type="float">
            <text:p>0.1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K-91</text:p>
          </table:table-cell>
          <table:table-cell office:value-type="float" office:value="3950.32" calcext:value-type="float">
            <text:p>3950.32</text:p>
          </table:table-cell>
          <table:table-cell office:value-type="float" office:value="303" calcext:value-type="float">
            <text:p>303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0.13" calcext:value-type="float">
            <text:p>0.13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K-95-3</text:p>
          </table:table-cell>
          <table:table-cell office:value-type="float" office:value="4083.87" calcext:value-type="float">
            <text:p>4083.87</text:p>
          </table:table-cell>
          <table:table-cell office:value-type="float" office:value="308" calcext:value-type="float">
            <text:p>308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0.12" calcext:value-type="float">
            <text:p>0.1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K-90</text:p>
          </table:table-cell>
          <table:table-cell office:value-type="float" office:value="9566.29" calcext:value-type="float">
            <text:p>9566.29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0.27" calcext:value-type="float">
            <text:p>0.27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 table:number-rows-repeated="7">
          <table:table-cell/>
          <table:table-cell table:style-name="Default" table:number-columns-repeated="1019"/>
        </table:table-row>
        <table:table-row table:style-name="ro1" table:number-rows-repeated="104854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  <table:database-ranges>
        <table:database-range table:name="__Anonymous_Sheet_DB__0" table:target-range-address="'Hunter et al, 2018'.A9:'Hunter et al, 2018'.AMJ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 Narrow" svg:font-family="'Liberation Sans Narrow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2">00/00/0000</text:date>, <text:time style:data-style-name="N2" text:time-value="17:06:38.063901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2T17:12:21.389615938</dc:date>
    <meta:editing-duration>PT3H35M</meta:editing-duration>
    <meta:editing-cycles>43</meta:editing-cycles>
    <meta:generator>LibreOffice/5.2.2.2$MacOSX_X86_64 LibreOffice_project/8f96e87c890bf8fa77463cd4b640a2312823f3ad</meta:generator>
    <meta:document-statistic meta:table-count="1" meta:cell-count="116" meta:object-count="0"/>
  </office:meta>
</office:document-meta>
</file>